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ArialMT" svg:font-family="ArialMT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3" style:family="table-cell" style:parent-style-name="Default">
      <style:table-cell-properties fo:border-bottom="none" fo:border-left="0.002cm solid #000000" fo:border-right="none" fo:border-top="none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</style:style>
    <style:style style:name="ce7" style:family="table-cell" style:parent-style-name="Default">
      <style:table-cell-properties fo:border-bottom="0.002cm solid #000000" fo:border-left="none" fo:border-right="none" fo:border-top="none"/>
    </style:style>
    <style:style style:name="ce8" style:family="table-cell" style:parent-style-name="Default">
      <style:table-cell-properties fo:border-bottom="0.002cm solid #000000" fo:border-left="none" fo:border-right="none" fo:border-top="0.002cm solid #000000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10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end" fo:margin-left="0cm"/>
    </style:style>
    <style:style style:name="ce12" style:family="table-cell" style:parent-style-name="Default" style:data-style-name="N106"/>
    <style:style style:name="ce13" style:family="table-cell" style:parent-style-name="Default" style:data-style-name="N106">
      <style:table-cell-properties fo:border-bottom="0.002cm solid #000000" fo:border-left="none" fo:border-right="none" fo:border-top="none"/>
    </style:style>
    <style:style style:name="ce14" style:family="table-cell" style:parent-style-name="Default">
      <style:text-properties style:font-name="Arial" style:font-name-asian="Arial1" style:font-name-complex="Tahoma"/>
    </style:style>
    <style:style style:name="ce15" style:family="table-cell" style:parent-style-name="Default">
      <style:table-cell-properties fo:border-bottom="0.002cm solid #000000" fo:border-left="none" fo:border-right="none" fo:border-top="none"/>
      <style:text-properties style:font-name="Arial" style:font-name-asian="Arial1" style:font-name-complex="Tahoma"/>
    </style:style>
    <style:style style:name="ce16" style:family="table-cell" style:parent-style-name="Default" style:data-style-name="N106">
      <style:table-cell-properties fo:border-bottom="none" fo:border-left="none" fo:border-right="0.002cm solid #000000" fo:border-top="none"/>
    </style:style>
    <style:style style:name="ce17" style:family="table-cell" style:parent-style-name="Default" style:data-style-name="N106">
      <style:table-cell-properties fo:border-bottom="0.002cm solid #000000" fo:border-left="none" fo:border-right="0.002cm solid #000000" fo:border-top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12"/>
        <table:table-column table:style-name="co1" table:number-columns-repeated="2" table:default-cell-style-name="ce14"/>
        <table:table-column table:style-name="co1" table:number-columns-repeated="2" table:default-cell-style-name="ce12"/>
        <table:table-column table:style-name="co1" table:default-cell-style-name="ce16"/>
        <table:table-row table:style-name="ro1">
          <table:table-cell table:style-name="Default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1"/>
          <table:table-cell table:style-name="ce5" office:value-type="string" table:number-columns-spanned="3" table:number-rows-spanned="1">
            <text:p>Words of Length N</text:p>
          </table:table-cell>
          <table:covered-table-cell table:style-name="ce8"/>
          <table:covered-table-cell table:style-name="ce10"/>
          <table:table-cell table:style-name="ce5" office:value-type="string" table:number-columns-spanned="2" table:number-rows-spanned="1">
            <text:p>Words of Length up to N</text:p>
          </table:table-cell>
          <table:covered-table-cell table:style-name="ce10"/>
          <table:table-cell table:style-name="ce5" office:value-type="string" table:number-columns-spanned="3" table:number-rows-spanned="1">
            <text:p>Ratio of Primes to Total</text:p>
          </table:table-cell>
          <table:covered-table-cell table:style-name="ce8"/>
          <table:covered-table-cell table:style-name="ce10"/>
        </table:table-row>
        <table:table-row table:style-name="ro1">
          <table:table-cell table:style-name="ce2" office:value-type="string">
            <text:p>Word Length</text:p>
          </table:table-cell>
          <table:table-cell table:style-name="ce6" office:value-type="string">
            <text:p>Total</text:p>
          </table:table-cell>
          <table:table-cell table:style-name="ce9" office:value-type="string">
            <text:p>Prime</text:p>
          </table:table-cell>
          <table:table-cell table:style-name="ce11" office:value-type="string">
            <text:p>Ratio</text:p>
          </table:table-cell>
          <table:table-cell table:style-name="ce6" office:value-type="string">
            <text:p>Total</text:p>
          </table:table-cell>
          <table:table-cell table:style-name="ce11" office:value-type="string">
            <text:p>Prime</text:p>
          </table:table-cell>
          <table:table-cell table:style-name="ce6" office:value-type="string">
            <text:p>Actual</text:p>
          </table:table-cell>
          <table:table-cell table:style-name="ce9" office:value-type="string">
            <text:p>Estimated</text:p>
          </table:table-cell>
          <table:table-cell table:style-name="ce11" office:value-type="string">
            <text:p>Diff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formula="of:=[.C4]/[.B4]" office:value-type="float" office:value="0">
            <text:p>0.0000</text:p>
          </table:table-cell>
          <table:table-cell table:formula="of:=SUM([.$B$4:.B4])" office:value-type="float" office:value="26">
            <text:p>26</text:p>
          </table:table-cell>
          <table:table-cell table:formula="of:=SUM([.$C$4:.C4])" office:value-type="float" office:value="0">
            <text:p>0</text:p>
          </table:table-cell>
          <table:table-cell table:formula="of:=[.F4]/[.E4]" office:value-type="float" office:value="0">
            <text:p>0.0000</text:p>
          </table:table-cell>
          <table:table-cell table:formula="of:=1/LN(POWER(36;[.A4]))" office:value-type="float" office:value="0.279055313275624">
            <text:p>0.2791</text:p>
          </table:table-cell>
          <table:table-cell table:formula="of:=ABS([.H4]-[.G4] )" office:value-type="float" office:value="0.279055313275624">
            <text:p>0.27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float" office:value="13">
            <text:p>13</text:p>
          </table:table-cell>
          <table:table-cell table:formula="of:=[.C5]/[.B5]" office:value-type="float" office:value="0.0948905109489051">
            <text:p>0.0949</text:p>
          </table:table-cell>
          <table:table-cell table:formula="of:=SUM([.$B$4:.B5])" office:value-type="float" office:value="163">
            <text:p>163</text:p>
          </table:table-cell>
          <table:table-cell table:formula="of:=SUM([.$C$4:.C5])" office:value-type="float" office:value="13">
            <text:p>13</text:p>
          </table:table-cell>
          <table:table-cell table:formula="of:=[.F5]/[.E5]" office:value-type="float" office:value="0.0797546012269939">
            <text:p>0.0798</text:p>
          </table:table-cell>
          <table:table-cell table:formula="of:=1/LN(POWER(36;[.A5]))" office:value-type="float" office:value="0.139527656637812">
            <text:p>0.1395</text:p>
          </table:table-cell>
          <table:table-cell table:formula="of:=ABS([.H5]-[.G5] )" office:value-type="float" office:value="0.0597730554108179">
            <text:p>0.059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52">
            <text:p>1252</text:p>
          </table:table-cell>
          <table:table-cell office:value-type="float" office:value="137">
            <text:p>137</text:p>
          </table:table-cell>
          <table:table-cell table:formula="of:=[.C6]/[.B6]" office:value-type="float" office:value="0.109424920127796">
            <text:p>0.1094</text:p>
          </table:table-cell>
          <table:table-cell table:formula="of:=SUM([.$B$4:.B6])" office:value-type="float" office:value="1415">
            <text:p>1415</text:p>
          </table:table-cell>
          <table:table-cell table:formula="of:=SUM([.$C$4:.C6])" office:value-type="float" office:value="150">
            <text:p>150</text:p>
          </table:table-cell>
          <table:table-cell table:formula="of:=[.F6]/[.E6]" office:value-type="float" office:value="0.106007067137809">
            <text:p>0.1060</text:p>
          </table:table-cell>
          <table:table-cell table:formula="of:=1/LN(POWER(36;[.A6]))" office:value-type="float" office:value="0.0930184377585412">
            <text:p>0.0930</text:p>
          </table:table-cell>
          <table:table-cell table:formula="of:=ABS([.H6]-[.G6] )" office:value-type="float" office:value="0.012988629379268">
            <text:p>0.013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896">
            <text:p>4896</text:p>
          </table:table-cell>
          <table:table-cell office:value-type="float" office:value="329">
            <text:p>329</text:p>
          </table:table-cell>
          <table:table-cell table:formula="of:=[.C7]/[.B7]" office:value-type="float" office:value="0.0671977124183007">
            <text:p>0.0672</text:p>
          </table:table-cell>
          <table:table-cell table:formula="of:=SUM([.$B$4:.B7])" office:value-type="float" office:value="6311">
            <text:p>6311</text:p>
          </table:table-cell>
          <table:table-cell table:formula="of:=SUM([.$C$4:.C7])" office:value-type="float" office:value="479">
            <text:p>479</text:p>
          </table:table-cell>
          <table:table-cell table:formula="of:=[.F7]/[.E7]" office:value-type="float" office:value="0.0758992235778799">
            <text:p>0.0759</text:p>
          </table:table-cell>
          <table:table-cell table:formula="of:=1/LN(POWER(36;[.A7]))" office:value-type="float" office:value="0.0697638283189059">
            <text:p>0.0698</text:p>
          </table:table-cell>
          <table:table-cell table:formula="of:=ABS([.H7]-[.G7] )" office:value-type="float" office:value="0.006135395258974">
            <text:p>0.006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782">
            <text:p>9782</text:p>
          </table:table-cell>
          <table:table-cell office:value-type="float" office:value="420">
            <text:p>420</text:p>
          </table:table-cell>
          <table:table-cell table:formula="of:=[.C8]/[.B8]" office:value-type="float" office:value="0.042936004906972">
            <text:p>0.0429</text:p>
          </table:table-cell>
          <table:table-cell table:formula="of:=SUM([.$B$4:.B8])" office:value-type="float" office:value="16093">
            <text:p>16093</text:p>
          </table:table-cell>
          <table:table-cell table:formula="of:=SUM([.$C$4:.C8])" office:value-type="float" office:value="899">
            <text:p>899</text:p>
          </table:table-cell>
          <table:table-cell table:formula="of:=[.F8]/[.E8]" office:value-type="float" office:value="0.0558627974895918">
            <text:p>0.0559</text:p>
          </table:table-cell>
          <table:table-cell table:formula="of:=1/LN(POWER(36;[.A8]))" office:value-type="float" office:value="0.0558110626551247">
            <text:p>0.0558</text:p>
          </table:table-cell>
          <table:table-cell table:formula="of:=ABS([.H8]-[.G8] )" office:value-type="float" office:value="0.000051734834467021">
            <text:p>0.000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266">
            <text:p>17266</text:p>
          </table:table-cell>
          <table:table-cell office:value-type="float" office:value="693">
            <text:p>693</text:p>
          </table:table-cell>
          <table:table-cell table:formula="of:=[.C9]/[.B9]" office:value-type="float" office:value="0.0401366848140855">
            <text:p>0.0401</text:p>
          </table:table-cell>
          <table:table-cell table:formula="of:=SUM([.$B$4:.B9])" office:value-type="float" office:value="33359">
            <text:p>33359</text:p>
          </table:table-cell>
          <table:table-cell table:formula="of:=SUM([.$C$4:.C9])" office:value-type="float" office:value="1592">
            <text:p>1592</text:p>
          </table:table-cell>
          <table:table-cell table:formula="of:=[.F9]/[.E9]" office:value-type="float" office:value="0.0477232530951168">
            <text:p>0.0477</text:p>
          </table:table-cell>
          <table:table-cell table:formula="of:=1/LN(POWER(36;[.A9]))" office:value-type="float" office:value="0.0465092188792706">
            <text:p>0.0465</text:p>
          </table:table-cell>
          <table:table-cell table:formula="of:=ABS([.H9]-[.G9] )" office:value-type="float" office:value="0.00121403421584616">
            <text:p>0.001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587">
            <text:p>23587</text:p>
          </table:table-cell>
          <table:table-cell office:value-type="float" office:value="818">
            <text:p>818</text:p>
          </table:table-cell>
          <table:table-cell table:formula="of:=[.C10]/[.B10]" office:value-type="float" office:value="0.034680120405308">
            <text:p>0.0347</text:p>
          </table:table-cell>
          <table:table-cell table:formula="of:=SUM([.$B$4:.B10])" office:value-type="float" office:value="56946">
            <text:p>56946</text:p>
          </table:table-cell>
          <table:table-cell table:formula="of:=SUM([.$C$4:.C10])" office:value-type="float" office:value="2410">
            <text:p>2410</text:p>
          </table:table-cell>
          <table:table-cell table:formula="of:=[.F10]/[.E10]" office:value-type="float" office:value="0.0423207951392547">
            <text:p>0.0423</text:p>
          </table:table-cell>
          <table:table-cell table:formula="of:=1/LN(POWER(36;[.A10]))" office:value-type="float" office:value="0.0398650447536605">
            <text:p>0.0399</text:p>
          </table:table-cell>
          <table:table-cell table:formula="of:=ABS([.H10]-[.G10] )" office:value-type="float" office:value="0.00245575038559422">
            <text:p>0.00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782">
            <text:p>29782</text:p>
          </table:table-cell>
          <table:table-cell office:value-type="float" office:value="879">
            <text:p>879</text:p>
          </table:table-cell>
          <table:table-cell table:formula="of:=[.C11]/[.B11]" office:value-type="float" office:value="0.0295144718286213">
            <text:p>0.0295</text:p>
          </table:table-cell>
          <table:table-cell table:formula="of:=SUM([.$B$4:.B11])" office:value-type="float" office:value="86728">
            <text:p>86728</text:p>
          </table:table-cell>
          <table:table-cell table:formula="of:=SUM([.$C$4:.C11])" office:value-type="float" office:value="3289">
            <text:p>3289</text:p>
          </table:table-cell>
          <table:table-cell table:formula="of:=[.F11]/[.E11]" office:value-type="float" office:value="0.0379231620699197">
            <text:p>0.0379</text:p>
          </table:table-cell>
          <table:table-cell table:formula="of:=1/LN(POWER(36;[.A11]))" office:value-type="float" office:value="0.034881914159453">
            <text:p>0.0349</text:p>
          </table:table-cell>
          <table:table-cell table:formula="of:=ABS([.H11]-[.G11] )" office:value-type="float" office:value="0.0030412479104668">
            <text:p>0.003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263">
            <text:p>32263</text:p>
          </table:table-cell>
          <table:table-cell office:value-type="float" office:value="810">
            <text:p>810</text:p>
          </table:table-cell>
          <table:table-cell table:formula="of:=[.C12]/[.B12]" office:value-type="float" office:value="0.0251061587577101">
            <text:p>0.0251</text:p>
          </table:table-cell>
          <table:table-cell table:formula="of:=SUM([.$B$4:.B12])" office:value-type="float" office:value="118991">
            <text:p>118991</text:p>
          </table:table-cell>
          <table:table-cell table:formula="of:=SUM([.$C$4:.C12])" office:value-type="float" office:value="4099">
            <text:p>4099</text:p>
          </table:table-cell>
          <table:table-cell table:formula="of:=[.F12]/[.E12]" office:value-type="float" office:value="0.034447983460934">
            <text:p>0.0344</text:p>
          </table:table-cell>
          <table:table-cell table:formula="of:=1/LN(POWER(36;[.A12]))" office:value-type="float" office:value="0.0310061459195137">
            <text:p>0.0310</text:p>
          </table:table-cell>
          <table:table-cell table:formula="of:=ABS([.H12]-[.G12] )" office:value-type="float" office:value="0.00344183754142028">
            <text:p>0.003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814">
            <text:p>30814</text:p>
          </table:table-cell>
          <table:table-cell office:value-type="float" office:value="635">
            <text:p>635</text:p>
          </table:table-cell>
          <table:table-cell table:formula="of:=[.C13]/[.B13]" office:value-type="float" office:value="0.0206075160641267">
            <text:p>0.0206</text:p>
          </table:table-cell>
          <table:table-cell table:formula="of:=SUM([.$B$4:.B13])" office:value-type="float" office:value="149805">
            <text:p>149805</text:p>
          </table:table-cell>
          <table:table-cell table:formula="of:=SUM([.$C$4:.C13])" office:value-type="float" office:value="4734">
            <text:p>4734</text:p>
          </table:table-cell>
          <table:table-cell table:formula="of:=[.F13]/[.E13]" office:value-type="float" office:value="0.0316010814058276">
            <text:p>0.0316</text:p>
          </table:table-cell>
          <table:table-cell table:formula="of:=1/LN(POWER(36;[.A13]))" office:value-type="float" office:value="0.0279055313275624">
            <text:p>0.0279</text:p>
          </table:table-cell>
          <table:table-cell table:formula="of:=ABS([.H13]-[.G13] )" office:value-type="float" office:value="0.00369555007826521">
            <text:p>0.003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960">
            <text:p>25960</text:p>
          </table:table-cell>
          <table:table-cell office:value-type="float" office:value="422">
            <text:p>422</text:p>
          </table:table-cell>
          <table:table-cell table:formula="of:=[.C14]/[.B14]" office:value-type="float" office:value="0.0162557781201849">
            <text:p>0.0163</text:p>
          </table:table-cell>
          <table:table-cell table:formula="of:=SUM([.$B$4:.B14])" office:value-type="float" office:value="175765">
            <text:p>175765</text:p>
          </table:table-cell>
          <table:table-cell table:formula="of:=SUM([.$C$4:.C14])" office:value-type="float" office:value="5156">
            <text:p>5156</text:p>
          </table:table-cell>
          <table:table-cell table:formula="of:=[.F14]/[.E14]" office:value-type="float" office:value="0.0293346229340312">
            <text:p>0.0293</text:p>
          </table:table-cell>
          <table:table-cell table:formula="of:=1/LN(POWER(36;[.A14]))" office:value-type="float" office:value="0.0253686648432385">
            <text:p>0.0254</text:p>
          </table:table-cell>
          <table:table-cell table:formula="of:=ABS([.H14]-[.G14] )" office:value-type="float" office:value="0.00396595809079273">
            <text:p>0.004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445">
            <text:p>20445</text:p>
          </table:table-cell>
          <table:table-cell office:value-type="float" office:value="320">
            <text:p>320</text:p>
          </table:table-cell>
          <table:table-cell table:formula="of:=[.C15]/[.B15]" office:value-type="float" office:value="0.0156517485937882">
            <text:p>0.0157</text:p>
          </table:table-cell>
          <table:table-cell table:formula="of:=SUM([.$B$4:.B15])" office:value-type="float" office:value="196210">
            <text:p>196210</text:p>
          </table:table-cell>
          <table:table-cell table:formula="of:=SUM([.$C$4:.C15])" office:value-type="float" office:value="5476">
            <text:p>5476</text:p>
          </table:table-cell>
          <table:table-cell table:formula="of:=[.F15]/[.E15]" office:value-type="float" office:value="0.027908873146119">
            <text:p>0.0279</text:p>
          </table:table-cell>
          <table:table-cell table:formula="of:=1/LN(POWER(36;[.A15]))" office:value-type="float" office:value="0.0232546094396353">
            <text:p>0.0233</text:p>
          </table:table-cell>
          <table:table-cell table:formula="of:=ABS([.H15]-[.G15] )" office:value-type="float" office:value="0.00465426370648366">
            <text:p>0.004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921">
            <text:p>14921</text:p>
          </table:table-cell>
          <table:table-cell office:value-type="float" office:value="214">
            <text:p>214</text:p>
          </table:table-cell>
          <table:table-cell table:formula="of:=[.C16]/[.B16]" office:value-type="float" office:value="0.0143422022652637">
            <text:p>0.0143</text:p>
          </table:table-cell>
          <table:table-cell table:formula="of:=SUM([.$B$4:.B16])" office:value-type="float" office:value="211131">
            <text:p>211131</text:p>
          </table:table-cell>
          <table:table-cell table:formula="of:=SUM([.$C$4:.C16])" office:value-type="float" office:value="5690">
            <text:p>5690</text:p>
          </table:table-cell>
          <table:table-cell table:formula="of:=[.F16]/[.E16]" office:value-type="float" office:value="0.0269500925965396">
            <text:p>0.0270</text:p>
          </table:table-cell>
          <table:table-cell table:formula="of:=1/LN(POWER(36;[.A16]))" office:value-type="float" office:value="0.0214657933288941">
            <text:p>0.0215</text:p>
          </table:table-cell>
          <table:table-cell table:formula="of:=ABS([.H16]-[.G16] )" office:value-type="float" office:value="0.00548429926764547">
            <text:p>0.005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759">
            <text:p>9759</text:p>
          </table:table-cell>
          <table:table-cell office:value-type="float" office:value="116">
            <text:p>116</text:p>
          </table:table-cell>
          <table:table-cell table:formula="of:=[.C17]/[.B17]" office:value-type="float" office:value="0.0118864637770263">
            <text:p>0.0119</text:p>
          </table:table-cell>
          <table:table-cell table:formula="of:=SUM([.$B$4:.B17])" office:value-type="float" office:value="220890">
            <text:p>220890</text:p>
          </table:table-cell>
          <table:table-cell table:formula="of:=SUM([.$C$4:.C17])" office:value-type="float" office:value="5806">
            <text:p>5806</text:p>
          </table:table-cell>
          <table:table-cell table:formula="of:=[.F17]/[.E17]" office:value-type="float" office:value="0.0262845760333197">
            <text:p>0.0263</text:p>
          </table:table-cell>
          <table:table-cell table:formula="of:=1/LN(POWER(36;[.A17]))" office:value-type="float" office:value="0.0199325223768303">
            <text:p>0.0199</text:p>
          </table:table-cell>
          <table:table-cell table:formula="of:=ABS([.H17]-[.G17] )" office:value-type="float" office:value="0.00635205365648949">
            <text:p>0.006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921">
            <text:p>5921</text:p>
          </table:table-cell>
          <table:table-cell office:value-type="float" office:value="81">
            <text:p>81</text:p>
          </table:table-cell>
          <table:table-cell table:formula="of:=[.C18]/[.B18]" office:value-type="float" office:value="0.0136801216010809">
            <text:p>0.0137</text:p>
          </table:table-cell>
          <table:table-cell table:formula="of:=SUM([.$B$4:.B18])" office:value-type="float" office:value="226811">
            <text:p>226811</text:p>
          </table:table-cell>
          <table:table-cell table:formula="of:=SUM([.$C$4:.C18])" office:value-type="float" office:value="5887">
            <text:p>5887</text:p>
          </table:table-cell>
          <table:table-cell table:formula="of:=[.F18]/[.E18]" office:value-type="float" office:value="0.0259555312573023">
            <text:p>0.0260</text:p>
          </table:table-cell>
          <table:table-cell table:formula="of:=1/LN(POWER(36;[.A18]))" office:value-type="float" office:value="0.0186036875517082">
            <text:p>0.0186</text:p>
          </table:table-cell>
          <table:table-cell table:formula="of:=ABS([.H18]-[.G18] )" office:value-type="float" office:value="0.00735184370559409">
            <text:p>0.007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377">
            <text:p>3377</text:p>
          </table:table-cell>
          <table:table-cell office:value-type="float" office:value="38">
            <text:p>38</text:p>
          </table:table-cell>
          <table:table-cell table:formula="of:=[.C19]/[.B19]" office:value-type="float" office:value="0.0112525910571513">
            <text:p>0.0113</text:p>
          </table:table-cell>
          <table:table-cell table:formula="of:=SUM([.$B$4:.B19])" office:value-type="float" office:value="230188">
            <text:p>230188</text:p>
          </table:table-cell>
          <table:table-cell table:formula="of:=SUM([.$C$4:.C19])" office:value-type="float" office:value="5925">
            <text:p>5925</text:p>
          </table:table-cell>
          <table:table-cell table:formula="of:=[.F19]/[.E19]" office:value-type="float" office:value="0.0257398300519575">
            <text:p>0.0257</text:p>
          </table:table-cell>
          <table:table-cell table:formula="of:=1/LN(POWER(36;[.A19]))" office:value-type="float" office:value="0.0174409570797265">
            <text:p>0.0174</text:p>
          </table:table-cell>
          <table:table-cell table:formula="of:=ABS([.H19]-[.G19] )" office:value-type="float" office:value="0.00829887297223105">
            <text:p>0.008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13">
            <text:p>1813</text:p>
          </table:table-cell>
          <table:table-cell office:value-type="float" office:value="13">
            <text:p>13</text:p>
          </table:table-cell>
          <table:table-cell table:formula="of:=[.C20]/[.B20]" office:value-type="float" office:value="0.00717043574186431">
            <text:p>0.0072</text:p>
          </table:table-cell>
          <table:table-cell table:formula="of:=SUM([.$B$4:.B20])" office:value-type="float" office:value="232001">
            <text:p>232001</text:p>
          </table:table-cell>
          <table:table-cell table:formula="of:=SUM([.$C$4:.C20])" office:value-type="float" office:value="5938">
            <text:p>5938</text:p>
          </table:table-cell>
          <table:table-cell table:formula="of:=[.F20]/[.E20]" office:value-type="float" office:value="0.0255947172641497">
            <text:p>0.0256</text:p>
          </table:table-cell>
          <table:table-cell table:formula="of:=1/LN(POWER(36;[.A20]))" office:value-type="float" office:value="0.0164150184279779">
            <text:p>0.0164</text:p>
          </table:table-cell>
          <table:table-cell table:formula="of:=ABS([.H20]-[.G20] )" office:value-type="float" office:value="0.00917969883617186">
            <text:p>0.009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42">
            <text:p>842</text:p>
          </table:table-cell>
          <table:table-cell office:value-type="float" office:value="3">
            <text:p>3</text:p>
          </table:table-cell>
          <table:table-cell table:formula="of:=[.C21]/[.B21]" office:value-type="float" office:value="0.00356294536817102">
            <text:p>0.0036</text:p>
          </table:table-cell>
          <table:table-cell table:formula="of:=SUM([.$B$4:.B21])" office:value-type="float" office:value="232843">
            <text:p>232843</text:p>
          </table:table-cell>
          <table:table-cell table:formula="of:=SUM([.$C$4:.C21])" office:value-type="float" office:value="5941">
            <text:p>5941</text:p>
          </table:table-cell>
          <table:table-cell table:formula="of:=[.F21]/[.E21]" office:value-type="float" office:value="0.0255150466193959">
            <text:p>0.0255</text:p>
          </table:table-cell>
          <table:table-cell table:formula="of:=1/LN(POWER(36;[.A21]))" office:value-type="float" office:value="0.0155030729597569">
            <text:p>0.0155</text:p>
          </table:table-cell>
          <table:table-cell table:formula="of:=ABS([.H21]-[.G21] )" office:value-type="float" office:value="0.010011973659639">
            <text:p>0.01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28">
            <text:p>428</text:p>
          </table:table-cell>
          <table:table-cell office:value-type="float" office:value="6">
            <text:p>6</text:p>
          </table:table-cell>
          <table:table-cell table:formula="of:=[.C22]/[.B22]" office:value-type="float" office:value="0.014018691588785">
            <text:p>0.0140</text:p>
          </table:table-cell>
          <table:table-cell table:formula="of:=SUM([.$B$4:.B22])" office:value-type="float" office:value="233271">
            <text:p>233271</text:p>
          </table:table-cell>
          <table:table-cell table:formula="of:=SUM([.$C$4:.C22])" office:value-type="float" office:value="5947">
            <text:p>5947</text:p>
          </table:table-cell>
          <table:table-cell table:formula="of:=[.F22]/[.E22]" office:value-type="float" office:value="0.0254939533846899">
            <text:p>0.0255</text:p>
          </table:table-cell>
          <table:table-cell table:formula="of:=1/LN(POWER(36;[.A22]))" office:value-type="float" office:value="0.0146871217513486">
            <text:p>0.0147</text:p>
          </table:table-cell>
          <table:table-cell table:formula="of:=ABS([.H22]-[.G22] )" office:value-type="float" office:value="0.0108068316333413">
            <text:p>0.010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8">
            <text:p>198</text:p>
          </table:table-cell>
          <table:table-cell office:value-type="float" office:value="4">
            <text:p>4</text:p>
          </table:table-cell>
          <table:table-cell table:formula="of:=[.C23]/[.B23]" office:value-type="float" office:value="0.0202020202020202">
            <text:p>0.0202</text:p>
          </table:table-cell>
          <table:table-cell table:formula="of:=SUM([.$B$4:.B23])" office:value-type="float" office:value="233469">
            <text:p>233469</text:p>
          </table:table-cell>
          <table:table-cell table:formula="of:=SUM([.$C$4:.C23])" office:value-type="float" office:value="5951">
            <text:p>5951</text:p>
          </table:table-cell>
          <table:table-cell table:formula="of:=[.F23]/[.E23]" office:value-type="float" office:value="0.0254894654108254">
            <text:p>0.0255</text:p>
          </table:table-cell>
          <table:table-cell table:formula="of:=1/LN(POWER(36;[.A23]))" office:value-type="float" office:value="0.0139527656637812">
            <text:p>0.0140</text:p>
          </table:table-cell>
          <table:table-cell table:formula="of:=ABS([.H23]-[.G23] )" office:value-type="float" office:value="0.0115366997470442">
            <text:p>0.011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table:formula="of:=[.C24]/[.B24]" office:value-type="float" office:value="0">
            <text:p>0.0000</text:p>
          </table:table-cell>
          <table:table-cell table:formula="of:=SUM([.$B$4:.B24])" office:value-type="float" office:value="233551">
            <text:p>233551</text:p>
          </table:table-cell>
          <table:table-cell table:formula="of:=SUM([.$C$4:.C24])" office:value-type="float" office:value="5951">
            <text:p>5951</text:p>
          </table:table-cell>
          <table:table-cell table:formula="of:=[.F24]/[.E24]" office:value-type="float" office:value="0.0254805160329007">
            <text:p>0.0255</text:p>
          </table:table-cell>
          <table:table-cell table:formula="of:=1/LN(POWER(36;[.A24]))" office:value-type="float" office:value="0.0132883482512202">
            <text:p>0.0133</text:p>
          </table:table-cell>
          <table:table-cell table:formula="of:=ABS([.H24]-[.G24] )" office:value-type="float" office:value="0.0121921677816806">
            <text:p>0.012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f:=[.C25]/[.B25]" office:value-type="float" office:value="0">
            <text:p>0.0000</text:p>
          </table:table-cell>
          <table:table-cell table:formula="of:=SUM([.$B$4:.B25])" office:value-type="float" office:value="233592">
            <text:p>233592</text:p>
          </table:table-cell>
          <table:table-cell table:formula="of:=SUM([.$C$4:.C25])" office:value-type="float" office:value="5951">
            <text:p>5951</text:p>
          </table:table-cell>
          <table:table-cell table:formula="of:=[.F25]/[.E25]" office:value-type="float" office:value="0.0254760437001267">
            <text:p>0.0255</text:p>
          </table:table-cell>
          <table:table-cell table:formula="of:=1/LN(POWER(36;[.A25]))" office:value-type="float" office:value="0.0126843324216193">
            <text:p>0.0127</text:p>
          </table:table-cell>
          <table:table-cell table:formula="of:=ABS([.H25]-[.G25] )" office:value-type="float" office:value="0.0127917112785075">
            <text:p>0.012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C26]/[.B26]" office:value-type="float" office:value="0">
            <text:p>0.0000</text:p>
          </table:table-cell>
          <table:table-cell table:formula="of:=SUM([.$B$4:.B26])" office:value-type="float" office:value="233609">
            <text:p>233609</text:p>
          </table:table-cell>
          <table:table-cell table:formula="of:=SUM([.$C$4:.C26])" office:value-type="float" office:value="5951">
            <text:p>5951</text:p>
          </table:table-cell>
          <table:table-cell table:formula="of:=[.F26]/[.E26]" office:value-type="float" office:value="0.0254741897786472">
            <text:p>0.0255</text:p>
          </table:table-cell>
          <table:table-cell table:formula="of:=1/LN(POWER(36;[.A26]))" office:value-type="float" office:value="0.0121328397076358">
            <text:p>0.0121</text:p>
          </table:table-cell>
          <table:table-cell table:formula="of:=ABS([.H26]-[.G26] )" office:value-type="float" office:value="0.0133413500710114">
            <text:p>0.0133</text:p>
          </table:table-cell>
        </table:table-row>
        <table:table-row table:style-name="ro1">
          <table:table-cell table:style-name="ce4" office:value-type="float" office:value="24">
            <text:p>2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table:style-name="ce13" table:formula="of:=[.C27]/[.B27]" office:value-type="float" office:value="0">
            <text:p>0.0000</text:p>
          </table:table-cell>
          <table:table-cell table:style-name="ce15" table:formula="of:=SUM([.$B$4:.B27])" office:value-type="float" office:value="233614">
            <text:p>233614</text:p>
          </table:table-cell>
          <table:table-cell table:style-name="ce15" table:formula="of:=SUM([.$C$4:.C27])" office:value-type="float" office:value="5951">
            <text:p>5951</text:p>
          </table:table-cell>
          <table:table-cell table:style-name="ce13" table:formula="of:=[.F27]/[.E27]" office:value-type="float" office:value="0.0254736445589733">
            <text:p>0.0255</text:p>
          </table:table-cell>
          <table:table-cell table:style-name="ce13" table:formula="of:=1/LN(POWER(36;[.A27]))" office:value-type="float" office:value="0.0116273047198177">
            <text:p>0.0116</text:p>
          </table:table-cell>
          <table:table-cell table:style-name="ce17" table:formula="of:=ABS([.H27]-[.G27] )" office:value-type="float" office:value="0.0138463398391557">
            <text:p>0.0138</text:p>
          </table:table-cell>
        </table:table-row>
        <table:table-row table:style-name="ro1">
          <table:table-cell table:style-name="Default"/>
          <table:table-cell table:formula="of:=SUM([.B4:.B27])" office:value-type="float" office:value="233614">
            <text:p>233614</text:p>
          </table:table-cell>
          <table:table-cell table:formula="of:=SUM([.C4:.C27])" office:value-type="float" office:value="5951">
            <text:p>5951</text:p>
          </table:table-cell>
          <table:table-cell table:style-name="Default" table:number-columns-repeated="6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Default"/>
          <table:table-cell>
            <draw:frame table:end-cell-address="Sheet1.K59" table:end-x="2.121cm" table:end-y="0.319cm" draw:z-index="0" draw:style-name="gr1" svg:width="22.39cm" svg:height="13.258cm" svg:x="0.054cm" svg:y="0.107cm">
              <draw:object draw:notify-on-update-of-ranges="Sheet1.G3:Sheet1.G3 Sheet1.G4:Sheet1.G27 Sheet1.H3:Sheet1.H3 Sheet1.H4:Sheet1.H2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  <table:table-cell table:style-name="Default"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ArialMT" svg:font-family="ArialMT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7">17/04/2011</text:date>, <text:time>13:4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4-17T12:36:50</meta:creation-date>
    <dc:date>2011-04-17T13:47:32</dc:date>
    <meta:editing-duration>PT01H10M44S</meta:editing-duration>
    <meta:editing-cycles>8</meta:editing-cycles>
    <meta:generator>NeoOffice/3.1.2$Unix OpenOffice.org_project/Patch 4</meta:generator>
    <meta:document-statistic meta:table-count="1" meta:cell-count="230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06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2.391cm" svg:height="13.259cm" chart:class="chart:line" chart:style-name="ch1">
        <chart:title svg:x="9.274cm" svg:y="0.266cm" chart:style-name="ch2">
          <text:p>Prime Words Ratio</text:p>
        </chart:title>
        <chart:legend chart:legend-position="end" svg:x="20.041cm" svg:y="6.134cm" chart:style-name="ch3"/>
        <chart:plot-area chart:style-name="ch4" table:cell-range-address="Sheet1.G3:Sheet1.H27" chart:data-source-has-labels="row" svg:x="0.693cm" svg:y="1.034cm" svg:width="18.902cm" svg:height="11.631cm">
          <chart:axis chart:dimension="x" chart:name="primary-x" chart:style-name="ch5">
            <chart:title svg:x="9.524cm" svg:y="12.358cm" chart:style-name="ch6">
              <text:p>Word Length</text:p>
            </chart:title>
          </chart:axis>
          <chart:axis chart:dimension="y" chart:name="primary-y" chart:style-name="ch7">
            <chart:title svg:x="0.448cm" svg:y="7.904cm" chart:style-name="ch8">
              <text:p>Ratio or Probability</text:p>
            </chart:title>
            <chart:grid chart:style-name="ch9" chart:class="major"/>
          </chart:axis>
          <chart:series chart:style-name="ch10" chart:values-cell-range-address="Sheet1.G4:Sheet1.G27" chart:label-cell-address="Sheet1.G3:Sheet1.G3" chart:class="chart:line">
            <chart:data-point chart:repeated="24"/>
          </chart:series>
          <chart:series chart:style-name="ch11" chart:values-cell-range-address="Sheet1.H4:Sheet1.H27" chart:label-cell-address="Sheet1.H3:Sheet1.H3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G3:Sheet1.G3">Actual</text:p>
              </table:table-cell>
              <table:table-cell office:value-type="string">
                <text:p text:id="Sheet1.H3:Sheet1.H3">Estima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G4:Sheet1.G27">0</text:p>
              </table:table-cell>
              <table:table-cell office:value-type="float" office:value="0.279055313275624">
                <text:p text:id="Sheet1.H4:Sheet1.H27">0.27905531327562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97546012269939">
                <text:p>0.0797546012269939</text:p>
              </table:table-cell>
              <table:table-cell office:value-type="float" office:value="0.139527656637812">
                <text:p>0.1395276566378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6007067137809">
                <text:p>0.106007067137809</text:p>
              </table:table-cell>
              <table:table-cell office:value-type="float" office:value="0.0930184377585412">
                <text:p>0.09301843775854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8992235778799">
                <text:p>0.0758992235778799</text:p>
              </table:table-cell>
              <table:table-cell office:value-type="float" office:value="0.0697638283189059">
                <text:p>0.06976382831890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58627974895918">
                <text:p>0.0558627974895918</text:p>
              </table:table-cell>
              <table:table-cell office:value-type="float" office:value="0.0558110626551247">
                <text:p>0.0558110626551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77232530951168">
                <text:p>0.0477232530951168</text:p>
              </table:table-cell>
              <table:table-cell office:value-type="float" office:value="0.0465092188792706">
                <text:p>0.04650921887927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23207951392547">
                <text:p>0.0423207951392547</text:p>
              </table:table-cell>
              <table:table-cell office:value-type="float" office:value="0.0398650447536605">
                <text:p>0.0398650447536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79231620699197">
                <text:p>0.0379231620699197</text:p>
              </table:table-cell>
              <table:table-cell office:value-type="float" office:value="0.034881914159453">
                <text:p>0.0348819141594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4447983460934">
                <text:p>0.034447983460934</text:p>
              </table:table-cell>
              <table:table-cell office:value-type="float" office:value="0.0310061459195137">
                <text:p>0.03100614591951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16010814058276">
                <text:p>0.0316010814058276</text:p>
              </table:table-cell>
              <table:table-cell office:value-type="float" office:value="0.0279055313275624">
                <text:p>0.02790553132756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93346229340312">
                <text:p>0.0293346229340312</text:p>
              </table:table-cell>
              <table:table-cell office:value-type="float" office:value="0.0253686648432385">
                <text:p>0.02536866484323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7908873146119">
                <text:p>0.027908873146119</text:p>
              </table:table-cell>
              <table:table-cell office:value-type="float" office:value="0.0232546094396353">
                <text:p>0.02325460943963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69500925965396">
                <text:p>0.0269500925965396</text:p>
              </table:table-cell>
              <table:table-cell office:value-type="float" office:value="0.0214657933288941">
                <text:p>0.02146579332889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62845760333197">
                <text:p>0.0262845760333197</text:p>
              </table:table-cell>
              <table:table-cell office:value-type="float" office:value="0.0199325223768303">
                <text:p>0.01993252237683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59555312573023">
                <text:p>0.0259555312573023</text:p>
              </table:table-cell>
              <table:table-cell office:value-type="float" office:value="0.0186036875517082">
                <text:p>0.01860368755170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57398300519575">
                <text:p>0.0257398300519575</text:p>
              </table:table-cell>
              <table:table-cell office:value-type="float" office:value="0.0174409570797265">
                <text:p>0.01744095707972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55947172641497">
                <text:p>0.0255947172641497</text:p>
              </table:table-cell>
              <table:table-cell office:value-type="float" office:value="0.0164150184279779">
                <text:p>0.01641501842797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55150466193959">
                <text:p>0.0255150466193959</text:p>
              </table:table-cell>
              <table:table-cell office:value-type="float" office:value="0.0155030729597569">
                <text:p>0.01550307295975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54939533846899">
                <text:p>0.0254939533846899</text:p>
              </table:table-cell>
              <table:table-cell office:value-type="float" office:value="0.0146871217513486">
                <text:p>0.01468712175134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54894654108254">
                <text:p>0.0254894654108254</text:p>
              </table:table-cell>
              <table:table-cell office:value-type="float" office:value="0.0139527656637812">
                <text:p>0.01395276566378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54805160329007">
                <text:p>0.0254805160329007</text:p>
              </table:table-cell>
              <table:table-cell office:value-type="float" office:value="0.0132883482512202">
                <text:p>0.01328834825122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54760437001267">
                <text:p>0.0254760437001267</text:p>
              </table:table-cell>
              <table:table-cell office:value-type="float" office:value="0.0126843324216193">
                <text:p>0.01268433242161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54741897786472">
                <text:p>0.0254741897786472</text:p>
              </table:table-cell>
              <table:table-cell office:value-type="float" office:value="0.0121328397076358">
                <text:p>0.01213283970763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54736445589733">
                <text:p>0.0254736445589733</text:p>
              </table:table-cell>
              <table:table-cell office:value-type="float" office:value="0.0116273047198177">
                <text:p>0.01162730471981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1.2$Unix OpenOffice.org_project/Patch 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